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0218" officeooo:paragraph-rsid="001f0218"/>
    </style:style>
    <style:style style:name="P2" style:family="paragraph" style:parent-style-name="Standard">
      <style:text-properties officeooo:rsid="001f0218" officeooo:paragraph-rsid="001f1bcd"/>
    </style:style>
    <style:style style:name="P3" style:family="paragraph" style:parent-style-name="Standard" style:list-style-name="L1">
      <style:text-properties officeooo:rsid="001f0218" officeooo:paragraph-rsid="001f1bcd"/>
    </style:style>
    <style:style style:name="T1" style:family="text">
      <style:text-properties officeooo:rsid="001f1b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hms and Data Structures</text:p>
      <text:p text:style-name="P1"/>
      <text:p text:style-name="P2">Steps to developing a usable algorithm.</text:p>
      <text:list xml:id="list319775544" text:style-name="L1">
        <text:list-item>
          <text:p text:style-name="P3">Model the problem</text:p>
        </text:list-item>
        <text:list-item>
          <text:p text:style-name="P3">Find an algorithm to solve it.</text:p>
        </text:list-item>
        <text:list-item>
          <text:p text:style-name="P3">Fast enough? Fits in memory?</text:p>
        </text:list-item>
        <text:list-item>
          <text:p text:style-name="P3">If not, figure out why.</text:p>
        </text:list-item>
        <text:list-item>
          <text:p text:style-name="P3">Find a way to address the problem.</text:p>
        </text:list-item>
        <text:list-item>
          <text:p text:style-name="P3"><text:span text:style-name="T1">I</text:span>terate until satisfied.</text:p>
        </text:list-item>
      </text:list>
      <text:p text:style-name="P2"/>
      <text:p text:style-name="P2">The scientific method.</text:p>
      <text:p text:style-name="P2">Mathematical analys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09:40:42.536749309</meta:creation-date>
    <meta:generator>LibreOffice/6.2.7.1$Linux_X86_64 LibreOffice_project/20$Build-1</meta:generator>
    <dc:date>2019-10-07T10:40:42.849680152</dc:date>
    <meta:editing-duration>PT2M23S</meta:editing-duration>
    <meta:editing-cycles>2</meta:editing-cycles>
    <meta:document-statistic meta:table-count="0" meta:image-count="0" meta:object-count="0" meta:page-count="1" meta:paragraph-count="10" meta:word-count="50" meta:character-count="275" meta:non-whitespace-character-count="241"/>
  </office:meta>
</office:document-meta>
</file>